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King Kong. Couché !</text:p>
      <text:p text:style-name="P1">Toujours perché sur sa branche, Edward sentait ses paupières commencer à se fermer doucement. Il semblait sur le point de se mettre à somnoler, bercé par les grognements de son geôlier improvisé. Heureusement -ou malheureusement d'ailleurs, le blondin fut tiré de son endormissement par une petite voix aiguë provenant elle aussi du pied de son arbre (où il vivait heureux). Celle-ci le reprit sur le nom de l'animal, qu'il avait uniquement baptisé baptisé ainsi à cause du souvenir d'un vieux dessin animé qu'il aimait particulièrement étant gamin. Edward effectua un quart de roulade pour pouvoir tordre son cou en direction de la personne à l'origine de cette intervention. Ses paupières clignèrent plusieurs fois avant qu'il ne prenne la parole.</text:p>
      <text:p text:style-name="Standard"/>
      <text:p text:style-name="Standard">-Elvis La... Pardon ?</text:p>
      <text:p text:style-name="Standard"/>
      <text:p text:style-name="Standard">La propriétaire de cette voix était une jeune femme à l'air revêche qui le regardait avec des yeux dissimulant difficilement le mépris qu'elle éprouvait face à cette situation. Elle vint s'adosser au tronc en haut duquel le blondin se trouvait puis s'alluma une cigarette dont la fumée s'éleva juste assez pour venir lui irriter les yeux. Il fut obligé d'en fermer un alors que l'autre s'humidifiait dans un mécanisme de défense probablement inutile. La blondinette reprit alors la parole, lui suggérant de... euh... complimenter le lama sur... sur sa coupe de cheveux. Il se passa un moment sans qu'Edward ne réagisse, essayant de comprendre très exactement ce que cette proposition farfelue voulait dire. Puis il posa les yeux sur Kuzco et réalisa qu'il était effectivement coiffé avec beaucoup plus de soin que tous les lamas qu'il avait jamais vus.</text:p>
      <text:p text:style-name="Standard"/>
      <text:p text:style-name="Standard">-Euh... Ouais m'enfin elle est moche sa coiffure.</text:p>
      <text:p text:style-name="Standard"/>
      <text:p text:style-name="Standard">Et franchement, c'était pas faux. Kuzco avait une vieille houppette de travers, et était rasé sur les côtés à la mode hipster, ce qui lui donnait un air encore un peu plus stupide que ce à quoi on aurait pu s'attendre pour un animal déjà pas réputé pour être particulièrement malin. A se demander comme Edward avait pu passer à côté de ce détail. A moins que ce ne soit la raison qui l'avait poussé à prendre ses jambes à son cou de peur. C'était cohérent. Mais cela ne le tirait pas de cette situation précaire, et il allait vraiment devoir trouver un moyen de redescendre sur la terre ferme. Pour cela, le garçon allait probablement devoir demander de l'aide à la demoiselle qui venait de faire son apparition, qui semblait bien connaître Serge.</text:p>
      <text:p text:style-name="Standard"/>
      <text:p text:style-name="Standard">-Vous travaillez ici ? Vous voudriez pas plutôt le ranger dans sa niche, comme ça je pourrai redescendre ?</text:p>
      <text:p text:style-name="P1">La situation déjà peu enviable d'Edward était en train de devenir franchement désagréable. Cette fille ne voulait pas l'aider sous prétexte qu'il avait critiqué -à raison- la coiffure de son abruti de lama. Et elle continuait à lui envoyer sa fumée à la figure, ce qui était pas loin d'être pénible. Le blondin ne put retenir un soupir de lassitude tandis qu'il se faisait sermonner et retourna dans sa position originale sur le dos, de telle sorte qu'il ne pouvait plus la voir. Il ne lui répondit pas, se plongeant à nouveau dans la recherche d'une solution pour se tirer de ce mauvais pas. </text:p>
      <text:p text:style-name="Standard"/>
      <text:p text:style-name="Standard">Malheureusement pour notre garçon, la concentration n'était pas vraiment au rendez-vous. Déjà, il avait faim. Bah ouais, il commençait à se faire tard et il n'avait pas mangé depuis des heures. Alors forcément, ça commençait à lui titiller l'estomac, comme le prouvaient les faibles gargouillements que l'on entendait discrètement. Et surtout, l'autre pimbêche s'était mise à hurler à la mort. En levant la tête, Edward s'aperçut qu'elle était à son tour en train de se faire courser par Kuzco, le lama mégalo. Parfait, voilà qui réglait son problème. Il n'avait maintenant plus qu'à descendre pendant que la bestiole était occupée ailleurs et... Attends. Pourquoi elle revient par ici ? Elle veut quand même pas...</text:p>
      <text:p text:style-name="Standard"/>
      <text:p text:style-name="Standard">-Nononononon !!</text:p>
      <text:p text:style-name="Standard"/>
      <text:p text:style-name="Standard">Trop tard. Ses protestations n'y changèrent rien, il n'avait pas eu le temps de se mettre en mouvement que l'adolescent avait désormais de la compagnie. Retour à la case départ. Kuzco s'était lui aussi remis en position, veillant au grain à ce que personne ne descende de cet arbre. Pour changer, Edward cligna plein de fois des yeux en regardant Hailey balancer sa cigarette au sol, un sourire jusqu'aux oreilles. Il s'était redressé sur sa branche et avait retrouvé son air d'ahuri qui lui sied si bien. Il lui fallut plusieurs secondes pour se ressaisir, à mi-chemin entre la colère et l'effarement.</text:p>
      <text:p text:style-name="Standard"/>
      <text:p text:style-name="Standard">-Vous êtes sérieuse ? On fait comment maintenant ? En plus j'ai faim.</text:p>
      <text:p text:style-name="Standard"/>
      <text:p text:style-name="Standard">Il lâcha un nouveau soupir avant de se rejeter en arrière. Ce calvaire n'en finirait donc jamais ? Ce n'était pas son genre de s'énerver pour ce genre de choses. Peut-être que l'appétit lui jouait des tours... Le garçon ferma les yeux un moment puis inspira profondément. Les deux blonds étaient coincés ici pour un moment a priori, alors autant rendre les choses le moins désagréables possible.</text:p>
      <text:p text:style-name="Standard"/>
      <text:p text:style-name="Standard">-Ouais on est pas si mal en vrai. Vous travaillez vraiment au cirque ? Et vous avez peur de Kuzko ?</text:p>
      <text:p text:style-name="Standard"/>
      <text:p text:style-name="Standard">Ouais alors par contre, on a pas vraiment tous forcément la même définition d'« agré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6-06T00:11:45.69</dc:date>
    <meta:editing-duration>PT4H27M30S</meta:editing-duration>
    <meta:editing-cycles>310</meta:editing-cycles>
    <meta:generator>OpenOffice/4.1.2$Win32 OpenOffice.org_project/412m3$Build-9782</meta:generator>
    <meta:document-statistic meta:table-count="0" meta:image-count="0" meta:object-count="0" meta:page-count="3" meta:paragraph-count="20" meta:word-count="1405" meta:character-count="8405"/>
  </office:meta>
</office:document-meta>
</file>